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0aa7" officeooo:paragraph-rsid="000a0aa7"/>
    </style:style>
    <style:style style:name="P2" style:family="paragraph" style:parent-style-name="Standard">
      <style:text-properties officeooo:paragraph-rsid="000a0aa7"/>
    </style:style>
    <style:style style:name="P3" style:family="paragraph" style:parent-style-name="Standard">
      <style:text-properties officeooo:rsid="000a0aa7" officeooo:paragraph-rsid="000a0aa7" fo:background-color="#ffff00"/>
    </style:style>
    <style:style style:name="P4" style:family="paragraph" style:parent-style-name="Standard">
      <style:text-properties officeooo:rsid="000dcc53" officeooo:paragraph-rsid="000dcc53" fo:background-color="#ffff00"/>
    </style:style>
    <style:style style:name="P5" style:family="paragraph" style:parent-style-name="Standard">
      <style:text-properties officeooo:rsid="000dcc53" officeooo:paragraph-rsid="000dcc53" fo:background-color="transparent"/>
    </style:style>
    <style:style style:name="P6" style:family="paragraph" style:parent-style-name="Standard">
      <style:text-properties officeooo:rsid="000e6616" officeooo:paragraph-rsid="000e6616" fo:background-color="transparent"/>
    </style:style>
    <style:style style:name="P7" style:family="paragraph" style:parent-style-name="Standard">
      <style:text-properties officeooo:rsid="000ec6a6" officeooo:paragraph-rsid="000ec6a6" fo:background-color="transparent"/>
    </style:style>
    <style:style style:name="P8" style:family="paragraph" style:parent-style-name="Standard">
      <style:text-properties officeooo:rsid="000ee80d" officeooo:paragraph-rsid="000ee80d" fo:background-color="transparent"/>
    </style:style>
    <style:style style:name="P9" style:family="paragraph" style:parent-style-name="Standard">
      <style:text-properties officeooo:rsid="001204a5" officeooo:paragraph-rsid="001204a5" fo:background-color="transparent"/>
    </style:style>
    <style:style style:name="P10" style:family="paragraph" style:parent-style-name="Standard">
      <style:text-properties officeooo:rsid="00122309" officeooo:paragraph-rsid="00122309" fo:background-color="transparent"/>
    </style:style>
    <style:style style:name="P11" style:family="paragraph" style:parent-style-name="Standard">
      <style:text-properties officeooo:rsid="0013c420" officeooo:paragraph-rsid="0013c420" fo:background-color="transparent"/>
    </style:style>
    <style:style style:name="P12" style:family="paragraph" style:parent-style-name="Standard">
      <style:text-properties officeooo:rsid="00151524" officeooo:paragraph-rsid="00151524" fo:background-color="transparent"/>
    </style:style>
    <style:style style:name="P13" style:family="paragraph" style:parent-style-name="Standard">
      <style:text-properties officeooo:rsid="000dcc53" officeooo:paragraph-rsid="000dcc53" fo:background-color="#ffff00"/>
    </style:style>
    <style:style style:name="P14" style:family="paragraph">
      <style:paragraph-properties style:writing-mode="lr-tb"/>
    </style:style>
    <style:style style:name="P15" style:family="paragraph">
      <loext:graphic-properties draw:fill-color="#eeeeee"/>
      <style:paragraph-properties style:writing-mode="lr-tb"/>
    </style:style>
    <style:style style:name="P16" style:family="paragraph">
      <style:paragraph-properties fo:text-align="center"/>
    </style:style>
    <style:style style:name="P17" style:family="paragraph">
      <style:paragraph-properties fo:text-align="center" style:writing-mode="lr-tb"/>
    </style:style>
    <style:style style:name="P18" style:family="paragraph">
      <loext:graphic-properties draw:fill="none" draw:fill-color="#ffffff"/>
    </style:style>
    <style:style style:name="P19" style:family="paragraph">
      <loext:graphic-properties draw:fill-color="#dddddd"/>
      <style:paragraph-properties style:writing-mode="lr-tb"/>
    </style:style>
    <style:style style:name="P20" style:family="paragraph">
      <style:paragraph-properties style:writing-mode="lr-tb"/>
      <style:text-properties fo:font-size="12pt"/>
    </style:style>
    <style:style style:name="P21" style:family="paragraph">
      <loext:graphic-properties draw:fill-color="#dddddd"/>
      <style:paragraph-properties style:writing-mode="lr-tb"/>
      <style:text-properties fo:font-size="12pt"/>
    </style:style>
    <style:style style:name="P22" style:family="paragraph">
      <loext:graphic-properties draw:fill-color="#eeeeee"/>
    </style:style>
    <style:style style:name="P23" style:family="paragraph">
      <loext:graphic-properties draw:fill="none" draw:fill-color="#ffffff"/>
      <style:paragraph-properties style:writing-mode="lr-tb"/>
    </style:style>
    <style:style style:name="P24" style:family="paragraph">
      <style:paragraph-properties fo:text-align="center"/>
      <style:text-properties fo:font-size="12pt"/>
    </style:style>
    <style:style style:name="T1" style:family="text">
      <style:text-properties officeooo:rsid="000e6616"/>
    </style:style>
    <style:style style:name="T2" style:family="text">
      <style:text-properties officeooo:rsid="000ec6a6"/>
    </style:style>
    <style:style style:name="T3" style:family="text">
      <style:text-properties officeooo:rsid="000ee80d"/>
    </style:style>
    <style:style style:name="T4" style:family="text">
      <style:text-properties officeooo:rsid="0010078d"/>
    </style:style>
    <style:style style:name="T5" style:family="text">
      <style:text-properties officeooo:rsid="001106ea"/>
    </style:style>
    <style:style style:name="T6" style:family="text">
      <style:text-properties officeooo:rsid="00113d1c"/>
    </style:style>
    <style:style style:name="T7" style:family="text">
      <style:text-properties officeooo:rsid="001204a5"/>
    </style:style>
    <style:style style:name="T8" style:family="text">
      <style:text-properties officeooo:rsid="00122309"/>
    </style:style>
    <style:style style:name="T9" style:family="text">
      <style:text-properties officeooo:rsid="0013c420"/>
    </style:style>
    <style:style style:name="T10" style:family="text">
      <style:text-properties fo:font-size="12pt"/>
    </style:style>
    <style:style style:name="gr1" style:family="graphic">
      <style:graphic-properties draw:textarea-horizontal-align="justify" draw:textarea-vertical-align="middle" draw:auto-grow-height="false" fo:min-height="0.289cm" fo:min-width="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549cm" fo:min-width="0.1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66cm" fo:min-width="3.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eeeeee" draw:textarea-horizontal-align="justify" draw:textarea-vertical-align="middle" draw:auto-grow-height="false" fo:min-height="1.688cm" fo:min-width="3.3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eeeeee" draw:textarea-horizontal-align="justify" draw:textarea-vertical-align="middle" draw:auto-grow-height="false" fo:min-height="1.619cm" fo:min-width="3.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723cm" fo:min-width="3.1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1.792cm" fo:min-width="3.0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2.438cm" fo:min-width="2.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2.201cm" fo:min-width="2.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2.217cm" fo:min-width="2.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color="#dddddd" draw:textarea-horizontal-align="justify" draw:textarea-vertical-align="middle" draw:auto-grow-height="false" fo:min-height="1.132cm" fo:min-width="1.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dddddd" draw:textarea-horizontal-align="justify" draw:textarea-vertical-align="middle" draw:auto-grow-height="false" fo:min-height="1.134cm" fo:min-width="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dddddd" draw:textarea-horizontal-align="justify" draw:textarea-vertical-align="middle" draw:auto-grow-height="false" fo:min-height="1.134cm" fo:min-width="1.4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3.097cm" fo:min-width="5.1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219cm" fo:min-width="2.7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horizontal-align="justify" draw:textarea-vertical-align="middle" draw:auto-grow-height="false" fo:min-height="0.991cm" fo:min-width="0.1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1.113cm" fo:min-width="0.1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2.111cm" fo:min-width="3.7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427cm" fo:min-width="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1.513cm" fo:min-width="2.8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1.914cm" fo:min-width="4.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ask</text:p>
      <text:p text:style-name="P2">- registration form</text:p>
      <text:p text:style-name="P2">- login form</text:p>
      <text:p text:style-name="P2">- select departure, destination, date, time</text:p>
      <text:p text:style-name="P2">- you can have busses, flights and trains</text:p>
      <text:p text:style-name="P2">- give the travellers details</text:p>
      <text:p text:style-name="P2"><draw:line text:anchor-type="paragraph" draw:z-index="14" draw:name="Shape15" draw:style-name="gr5" draw:text-style-name="P16" svg:x1="12.695cm" svg:y1="0.183cm" svg:x2="12.783cm" svg:y2="9.269cm"><text:p/></draw:line><draw:line text:anchor-type="paragraph" draw:z-index="16" draw:name="Shape16" draw:style-name="gr5" draw:text-style-name="P16" svg:x1="9.962cm" svg:y1="0.183cm" svg:x2="12.694cm" svg:y2="0.183cm"><text:p/></draw:line><draw:custom-shape text:anchor-type="paragraph" draw:z-index="17" draw:name="Shape18" draw:style-name="gr20" svg:width="0.279cm" svg:height="1.133cm" svg:x="9.876cm" svg:y="0.1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 estimate the ticket amount</text:p>
      <text:p text:style-name="P1"/>
      <text:p text:style-name="P3"><draw:custom-shape text:anchor-type="paragraph" draw:z-index="0" draw:name="Shape1" draw:style-name="gr26" draw:text-style-name="P15" svg:width="4.178cm" svg:height="1.915cm" svg:x="0.598cm" svg:y="1.298cm"><text:p text:style-name="P14"><text:s text:c="8"/>Home Page</text:p><draw:enhanced-geometry svg:viewBox="0 0 21600 21600" draw:type="rectangle" draw:enhanced-path="M 0 0 L 21600 0 21600 21600 0 21600 0 0 Z N"/></draw:custom-shape><draw:line text:anchor-type="paragraph" draw:z-index="1" draw:name="Shape2" draw:style-name="gr5" draw:text-style-name="P24" svg:x1="4.775cm" svg:y1="2.307cm" svg:x2="6.049cm" svg:y2="2.307cm"><text:p/></draw:line><draw:line text:anchor-type="paragraph" draw:z-index="2" draw:name="Shape3" draw:style-name="gr5" draw:text-style-name="P16" svg:x1="6.064cm" svg:y1="3.387cm" svg:x2="6.064cm" svg:y2="1.124cm"><text:p/></draw:line><draw:line text:anchor-type="paragraph" draw:z-index="3" draw:name="Shape4" draw:style-name="gr5" draw:text-style-name="P16" svg:x1="6.064cm" svg:y1="1.124cm" svg:x2="8.57cm" svg:y2="1.124cm"><text:p/></draw:line><draw:line text:anchor-type="paragraph" draw:z-index="4" draw:name="Shape5" draw:style-name="gr5" draw:text-style-name="P16" svg:x1="6.064cm" svg:y1="3.387cm" svg:x2="8.604cm" svg:y2="3.422cm"><text:p/></draw:line><draw:custom-shape text:anchor-type="paragraph" draw:z-index="5" draw:name="Shape6" draw:style-name="gr25" draw:text-style-name="P15" svg:width="2.872cm" svg:height="1.514cm" svg:x="8.553cm" svg:y="0.342cm"><text:p text:style-name="P14"><text:s text:c="7"/>SignIn</text:p><draw:enhanced-geometry svg:viewBox="0 0 21600 21600" draw:type="rectangle" draw:enhanced-path="M 0 0 L 21600 0 21600 21600 0 21600 0 0 Z N"/></draw:custom-shape><draw:custom-shape text:anchor-type="paragraph" draw:z-index="6" draw:name="Shape7" draw:style-name="gr24" draw:text-style-name="P15" svg:width="3.082cm" svg:height="1.428cm" svg:x="8.622cm" svg:y="2.725cm"><text:p text:style-name="P14"><text:s text:c="5"/>SignUP</text:p><draw:enhanced-geometry svg:viewBox="0 0 21600 21600" draw:type="rectangle" draw:enhanced-path="M 0 0 L 21600 0 21600 21600 0 21600 0 0 Z N"/></draw:custom-shape><draw:custom-shape text:anchor-type="paragraph" draw:z-index="7" draw:name="Shape8" draw:style-name="gr23" draw:text-style-name="P14" svg:width="3.744cm" svg:height="3.377cm" svg:x="1.138cm" svg:y="6.417cm"><text:p text:style-name="P14"><text:s text:c="7"/>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8" draw:name="Shape9" draw:style-name="gr5" draw:text-style-name="P16" svg:x1="10.049cm" svg:y1="4.152cm" svg:x2="10.049cm" svg:y2="5.041cm"><text:p/></draw:line><draw:line text:anchor-type="paragraph" draw:z-index="9" draw:name="Shape10" draw:style-name="gr5" draw:text-style-name="P16" svg:x1="2.722cm" svg:y1="5.112cm" svg:x2="10.049cm" svg:y2="5.041cm"><text:p/></draw:line><draw:line text:anchor-type="paragraph" draw:z-index="10" draw:name="Shape11" draw:style-name="gr5" draw:text-style-name="P16" svg:x1="2.722cm" svg:y1="5.112cm" svg:x2="2.722cm" svg:y2="6.243cm"><text:p/></draw:line><draw:custom-shape text:anchor-type="paragraph" draw:z-index="11" draw:name="Shape12" draw:style-name="gr22" svg:width="0.366cm" svg:height="1.273cm" svg:x="2.547cm" svg:y="5.1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2" draw:name="Shape13" draw:style-name="gr21" draw:text-style-name="P23" svg:width="3.516cm" svg:height="0.489cm" svg:x="4.602cm" svg:y="4.623cm"><draw:text-box><text:p><text:s text:c="6"/>STORE</text:p></draw:text-box></draw:frame><draw:line text:anchor-type="paragraph" draw:z-index="13" draw:name="Shape14" draw:style-name="gr5" draw:text-style-name="P16" svg:x1="4.881cm" svg:y1="8.367cm" svg:x2="12.783cm" svg:y2="8.296cm"><text:p/></draw:line><draw:frame text:anchor-type="paragraph" draw:z-index="15" draw:name="Shape17" draw:style-name="gr21" draw:text-style-name="P23" svg:width="3.377cm" svg:height="0.489cm" svg:x="7.265cm" svg:y="7.879cm"><draw:text-box><text:p>CHECK</text:p></draw:text-box></draw:frame><draw:line text:anchor-type="paragraph" draw:z-index="18" draw:name="Shape19" draw:style-name="gr5" draw:text-style-name="P16" svg:x1="11.425cm" svg:y1="1.126cm" svg:x2="13.984cm" svg:y2="1.108cm"><text:p/></draw:line><draw:line text:anchor-type="paragraph" draw:z-index="19" draw:name="Shape20" draw:style-name="gr5" draw:text-style-name="P16" svg:x1="11.703cm" svg:y1="3.51cm" svg:x2="14.053cm" svg:y2="3.475cm"><text:p/></draw:line><draw:line text:anchor-type="paragraph" draw:z-index="20" draw:name="Shape21" draw:style-name="gr5" draw:text-style-name="P16" svg:x1="14.053cm" svg:y1="3.475cm" svg:x2="13.984cm" svg:y2="1.108cm"><text:p/></draw:line><draw:custom-shape text:anchor-type="paragraph" draw:z-index="21" draw:name="Shape22" draw:style-name="gr19" svg:width="3.186cm" svg:height="0.436cm" svg:x="14.053cm" svg:y="1.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name="Shape23" draw:style-name="gr18" draw:text-style-name="P23" svg:width="2.419cm" svg:height="0.802cm" svg:x="14.385cm" svg:y="0.951cm"><draw:text-box><text:p>(VALID)</text:p></draw:text-box></draw:frame><draw:line text:anchor-type="paragraph" draw:z-index="23" draw:name="Shape24" draw:style-name="gr5" draw:text-style-name="P16" svg:x1="17.238cm" svg:y1="2.203cm" svg:x2="17.395cm" svg:y2="9.791cm"><text:p/></draw:line><draw:custom-shape text:anchor-type="paragraph" draw:z-index="24" draw:name="Shape25" draw:style-name="gr17" draw:text-style-name="P22" svg:width="5.135cm" svg:height="3.098cm" svg:x="13.46cm" svg:y="9.758cm"><text:p/><draw:enhanced-geometry svg:viewBox="0 0 21600 21600" draw:type="rectangle" draw:enhanced-path="M 0 0 L 21600 0 21600 21600 0 21600 0 0 Z N"/></draw:custom-shape><draw:custom-shape text:anchor-type="paragraph" draw:z-index="25" draw:name="Shape26" draw:style-name="gr16" draw:text-style-name="P21" svg:width="1.414cm" svg:height="1.135cm" svg:x="13.564cm" svg:y="10.853cm"><text:p text:style-name="P20"><text:span text:style-name="T10"><text:s text:c="3"/></text:span><text:span text:style-name="T10">BUS</text:span></text:p><draw:enhanced-geometry svg:viewBox="0 0 21600 21600" draw:type="rectangle" draw:enhanced-path="M 0 0 L 21600 0 21600 21600 0 21600 0 0 Z N"/></draw:custom-shape><draw:custom-shape text:anchor-type="paragraph" draw:z-index="26" draw:name="Shape26_0" draw:style-name="gr15" draw:text-style-name="P21" svg:width="1.691cm" svg:height="1.135cm" svg:x="15.064cm" svg:y="10.82cm"><text:p text:style-name="P20"><text:span text:style-name="T10"><text:s/></text:span><text:span text:style-name="T10">FLIGHT</text:span></text:p><draw:enhanced-geometry svg:viewBox="0 0 21600 21600" draw:type="rectangle" draw:enhanced-path="M 0 0 L 21600 0 21600 21600 0 21600 0 0 Z N"/></draw:custom-shape><draw:custom-shape text:anchor-type="paragraph" draw:z-index="27" draw:name="Shape26_1" draw:style-name="gr14" draw:text-style-name="P19" svg:width="1.412cm" svg:height="1.133cm" svg:x="16.907cm" svg:y="10.802cm"><text:p text:style-name="P14"><text:s/>TRAIN</text:p><draw:enhanced-geometry svg:viewBox="0 0 21600 21600" draw:type="rectangle" draw:enhanced-path="M 0 0 L 21600 0 21600 21600 0 21600 0 0 Z N"/></draw:custom-shape><draw:line text:anchor-type="paragraph" draw:z-index="28" draw:name="Shape27" draw:style-name="gr5" draw:text-style-name="P16" svg:x1="14.245cm" svg:y1="11.987cm" svg:x2="14.245cm" svg:y2="13.779cm"><text:p/></draw:line><draw:line text:anchor-type="paragraph" draw:z-index="31" draw:name="Shape30" draw:style-name="gr5" draw:text-style-name="P16" svg:x1="11.843cm" svg:y1="13.78cm" svg:x2="14.245cm" svg:y2="13.78cm"><text:p/></draw:line><draw:frame text:anchor-type="paragraph" draw:z-index="34" draw:name="Shape33" draw:style-name="gr13" draw:text-style-name="P18" svg:width="4.702cm" svg:height="1.811cm" svg:x="7.142cm" svg:y="12.284cm"><draw:text-box><text:p/></draw:text-box></draw:frame><draw:custom-shape text:anchor-type="paragraph" draw:z-index="51" draw:name="Shape48" draw:style-name="gr3" svg:width="3.708cm" svg:height="0.332cm" svg:x="4.881cm" svg:y="9.0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2" draw:name="Shape49" draw:style-name="gr2" svg:width="0.331cm" svg:height="0.627cm" svg:x="4.323cm" svg:y="9.86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My solution approach-</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custom-shape text:anchor-type="paragraph" draw:z-index="45" draw:name="Shape44" draw:style-name="gr4" draw:text-style-name="P15" svg:width="3.396cm" svg:height="1.689cm" svg:x="9.738cm" svg:y="0.229cm"><text:p text:style-name="P14"><text:s/>SHOW DETAILS</text:p><text:p text:style-name="P14"><text:s text:c="5"/>IN RANGE</text:p><draw:enhanced-geometry svg:viewBox="0 0 21600 21600" draw:type="rectangle" draw:enhanced-path="M 0 0 L 21600 0 21600 21600 0 21600 0 0 Z N"/></draw:custom-shape></text:p>
      <text:p text:style-name="P3"/>
      <text:p text:style-name="P3"><draw:custom-shape text:anchor-type="paragraph" draw:z-index="53" draw:name="Shape50" draw:style-name="gr1" svg:width="2.767cm" svg:height="0.576cm" draw:transform="rotate (-0.273667626712711) translate (4.81188888888889cm 0.14111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line text:anchor-type="paragraph" draw:z-index="48" draw:name="Shape47" draw:style-name="gr5" draw:text-style-name="P16" svg:x1="11.6cm" svg:y1="2.826cm" svg:x2="11.529cm" svg:y2="0.457cm"><text:p/></draw:line><draw:line text:anchor-type="paragraph" draw:z-index="41" draw:name="Shape40" draw:style-name="gr9" draw:text-style-name="P17" svg:x1="3.454cm" svg:y1="8.673cm" svg:x2="3.383cm" svg:y2="0.056cm"><text:p text:style-name="P16"><text:s/><text:s/><text:s/>STORE</text:p></draw:line></text:p>
      <text:p text:style-name="P3"><draw:custom-shape text:anchor-type="paragraph" draw:z-index="49" draw:name="Shape44_0" draw:style-name="gr4" draw:text-style-name="P15" svg:width="3.396cm" svg:height="1.689cm" svg:x="7.44cm" svg:y="0.268cm"><text:p text:style-name="P14"><text:s/>SHOW DETAILS</text:p><text:p text:style-name="P14"><text:s/><text:s/><text:s/><text:s/><text:s/>IN RANGE</text:p><draw:enhanced-geometry svg:viewBox="0 0 21600 21600" draw:type="rectangle" draw:enhanced-path="M 0 0 L 21600 0 21600 21600 0 21600 0 0 Z N"/></draw:custom-shape><draw:custom-shape text:anchor-type="paragraph" draw:z-index="50" draw:name="Shape44_1" draw:style-name="gr4" draw:text-style-name="P15" svg:width="3.396cm" svg:height="1.689cm" svg:x="3.747cm" svg:y="0.39cm"><text:p text:style-name="P14"><text:s/><text:s/>SHOW DETAILS</text:p><text:p text:style-name="P14"><text:s/><text:s/><text:s/><text:s/><text:s/>IN RANGE</text:p><draw:enhanced-geometry svg:viewBox="0 0 21600 21600" draw:type="rectangle" draw:enhanced-path="M 0 0 L 21600 0 21600 21600 0 21600 0 0 Z N"/></draw:custom-shape><draw:custom-shape text:anchor-type="paragraph" draw:z-index="35" draw:name="Shape34" draw:style-name="gr12" draw:text-style-name="P15" svg:width="2.872cm" svg:height="2.454cm" svg:x="-0.289cm" svg:y="0.339cm"><text:p text:style-name="P14"><text:s text:c="8"/>BUS</text:p><text:p text:style-name="P14"><text:s/>TRAVELLERS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draw:line text:anchor-type="paragraph" draw:z-index="29" draw:name="Shape28" draw:style-name="gr5" draw:text-style-name="P16" svg:x1="16.055cm" svg:y1="0.27cm" svg:x2="16.037cm" svg:y2="4.149cm"><text:p/></draw:line><draw:line text:anchor-type="paragraph" draw:z-index="30" draw:name="Shape29" draw:style-name="gr5" draw:text-style-name="P16" svg:x1="17.639cm" svg:y1="0.25cm" svg:x2="17.71cm" svg:y2="6.185cm"><text:p/></draw:line><draw:line text:anchor-type="paragraph" draw:z-index="38" draw:name="Shape37" draw:style-name="gr5" draw:text-style-name="P16" svg:x1="2.635cm" svg:y1="0.023cm" svg:x2="3.383cm" svg:y2="0.023cm"><text:p/></draw:line></text:p>
      <text:p text:style-name="P3"><draw:custom-shape text:anchor-type="paragraph" draw:z-index="42" draw:name="Shape41" draw:style-name="gr8" draw:text-style-name="P15" svg:width="3.029cm" svg:height="1.793cm" svg:x="10.224cm" svg:y="0.392cm"><text:p text:style-name="P14"><text:s text:c="2"/>GET DETAILS</text:p><text:p text:style-name="P14"><text:s text:c="3"/>FROM USER</text:p><draw:enhanced-geometry svg:viewBox="0 0 21600 21600" draw:type="rectangle" draw:enhanced-path="M 0 0 L 21600 0 21600 21600 0 21600 0 0 Z N"/></draw:custom-shape><draw:line text:anchor-type="paragraph" draw:z-index="47" draw:name="Shape46" draw:style-name="gr5" draw:text-style-name="P16" svg:x1="8.779cm" svg:y1="2.706cm" svg:x2="8.779cm" svg:y2="0.009cm"><text:p/></draw:line><draw:line text:anchor-type="paragraph" draw:z-index="46" draw:name="Shape45" draw:style-name="gr5" draw:text-style-name="P16" svg:x1="6.237cm" svg:y1="4.916cm" svg:x2="6.237cm" svg:y2="0.131cm"><text:p/></draw:line></text:p>
      <text:p text:style-name="P3"/>
      <text:p text:style-name="P3"/>
      <text:p text:style-name="P3"><draw:custom-shape text:anchor-type="paragraph" draw:z-index="36" draw:name="Shape35" draw:style-name="gr11" draw:text-style-name="P15" svg:width="2.89cm" svg:height="2.438cm" svg:x="-0.672cm" svg:y="0.026cm"><text:p text:style-name="P14"><text:s text:c="8"/>FLIGHT</text:p><text:p text:style-name="P14"><text:s/>TRAVELLERS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draw:custom-shape text:anchor-type="paragraph" draw:z-index="43" draw:name="Shape42" draw:style-name="gr7" draw:text-style-name="P15" svg:width="3.133cm" svg:height="1.724cm" svg:x="6.865cm" svg:y="0.272cm"><text:p text:style-name="P14"><text:s text:c="4"/>GET DETAILS</text:p><text:p text:style-name="P14"><text:s text:c="5"/>FROM USER <text:s/></text:p><draw:enhanced-geometry svg:viewBox="0 0 21600 21600" draw:type="rectangle" draw:enhanced-path="M 0 0 L 21600 0 21600 21600 0 21600 0 0 Z N"/></draw:custom-shape><draw:line text:anchor-type="paragraph" draw:z-index="39" draw:name="Shape38" draw:style-name="gr5" draw:text-style-name="P16" svg:x1="2.235cm" svg:y1="0.288cm" svg:x2="3.383cm" svg:y2="0.288cm"><text:p/></draw:line></text:p>
      <text:p text:style-name="P3"/>
      <text:p text:style-name="P3"><draw:line text:anchor-type="paragraph" draw:z-index="32" draw:name="Shape31" draw:style-name="gr5" draw:text-style-name="P16" svg:x1="16.037cm" svg:y1="0.254cm" svg:x2="9.98cm" svg:y2="0.254cm"><text:p/></draw:line></text:p>
      <text:p text:style-name="P3"/>
      <text:p text:style-name="P3"/>
      <text:p text:style-name="P3"><draw:custom-shape text:anchor-type="paragraph" draw:z-index="44" draw:name="Shape43" draw:style-name="gr6" draw:text-style-name="P15" svg:width="3.308cm" svg:height="1.62cm" svg:x="5.297cm" svg:y="0.12cm"><text:p text:style-name="P14"><text:s text:c="4"/>GET DETAILS</text:p><text:p text:style-name="P14"><text:s text:c="6"/>FROM USER</text:p><draw:enhanced-geometry svg:viewBox="0 0 21600 21600" draw:type="rectangle" draw:enhanced-path="M 0 0 L 21600 0 21600 21600 0 21600 0 0 Z N"/></draw:custom-shape><draw:custom-shape text:anchor-type="paragraph" draw:z-index="37" draw:name="Shape36" draw:style-name="gr10" draw:text-style-name="P15" svg:width="3.012cm" svg:height="2.7cm" svg:x="-0.758cm" svg:y="0.152cm"><text:p text:style-name="P14"><text:s text:c="8"/>TRAIN</text:p><text:p text:style-name="P14"><text:s/>TRAVELLERS </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line text:anchor-type="paragraph" draw:z-index="33" draw:name="Shape32" draw:style-name="gr5" draw:text-style-name="P16" svg:x1="17.709cm" svg:y1="0.344cm" svg:x2="8.604cm" svg:y2="0.273cm"><text:p/></draw:line></text:p>
      <text:p text:style-name="P3"><draw:line text:anchor-type="paragraph" draw:z-index="40" draw:name="Shape39" draw:style-name="gr5" draw:text-style-name="P16" svg:x1="2.252cm" svg:y1="0.397cm" svg:x2="3.453cm" svg:y2="0.397cm"><text:p/></draw:line></text:p>
      <text:p text:style-name="P3"/>
      <text:p text:style-name="P3"/>
      <text:p text:style-name="P3"/>
      <text:p text:style-name="P3"/>
      <text:p text:style-name="P3"/>
      <text:p text:style-name="P3"/>
      <text:p text:style-name="P4"><text:soft-page-break/></text:p>
      <text:p text:style-name="P4"/>
      <text:p text:style-name="P4">flow of logic <text:span text:style-name="T1">and solution</text:span></text:p>
      <text:p text:style-name="P6"/>
      <text:p text:style-name="P6"/>
      <text:p text:style-name="P6"/>
      <text:p text:style-name="P6"/>
      <text:p text:style-name="P6"/>
      <text:p text:style-name="P6">1.At first there is homePage.html which will have the static page diversion to the signUp and signIn</text:p>
      <text:p text:style-name="P6"/>
      <text:p text:style-name="P6">2.In signUp page there is simple form with the usename,password and newpassword and signup button,<text:span text:style-name="T2">when the user clicked on submit this</text:span> page will send a request to the php page called <text:span text:style-name="T2">registeredDetails.php through ajax and php file will return the data of table registeredData which is present in the database in the form of json,html page will check for the username already present are not in the json data which sended by the php page ,and validate and if not present html page will send a response to the php with username and password which will store in the database and everything validates will go to the travelMode.html.</text:span></text:p>
      <text:p text:style-name="P6"/>
      <text:p text:style-name="P7">3.In SignIn page ,there is username and password form field and submit ,when the user clicked on submit it will send an ajax get request to the php file called dataDisplay which will return the <text:s/>registered<text:span text:style-name="T3">Details</text:span> table data <text:span text:style-name="T3">in json and html page will take that as response and validate the form weather the username present or not on successfull validation,it will go to the traveMode.html.</text:span></text:p>
      <text:p text:style-name="P7"/>
      <text:p text:style-name="P8">4.In Travel mode there is three div blocks with the image bus ,flight,train.when the user clicked on bus it will go to the busMode and likewise respective pages. With the flightMode and <text:span text:style-name="T4">trainMode.</text:span></text:p>
      <text:p text:style-name="P8"/>
      <text:p text:style-name="P8">5. <text:s/><text:span text:style-name="T4">In TrainMode.html <text:s/></text:span><text:span text:style-name="T5">there will be to select options ,one is for the </text:span><text:span text:style-name="T6">departure and destination and the options for the select where get from the database,where </text:span><text:span text:style-name="T7">here </text:span><text:span text:style-name="T6">are the columns present in database <text:s/>bus..ID,bus_no,</text:span><text:span text:style-name="T7">destination_from,destination_to,days,timings and amount.there is php file called TravelMode.php where it will perform select operation that get the data of destination_from and destination_to from the database and pushes to array and the array will have duplicate values,we will remove the duplicate values in the array and create an new array with unique values will be sended as response to the html file,then TravelMode.html will take the response and will show array of data as options to the user for select in both for the departure and destination.</text:span></text:p>
      <text:p text:style-name="P8"/>
      <text:p text:style-name="P9">6.Now In TrainMode.html there are three inputs is required from the user ,one is departure and destination and date at wh<text:span text:style-name="T8">ere </text:span>he need to travel and click on submit then the response will go to the busTravelling.php which will get the response <text:span text:style-name="T8">from the TrainMode.html and will and send a response of data by performing the select operation with the condition that the data user given,for example departure is from the chennai and destination is hyderabad ,the by performing select operation that the destination_from is the departure value and destination_to is the destination value <text:s/></text:span></text:p>
      <text:p text:style-name="P10">as a condition and get the data and send the data as a response to the TrainMode.html.Then the <text:span text:style-name="T9">response is sended to TrainTravellers.html</text:span></text:p>
      <text:p text:style-name="P10"/>
      <text:p text:style-name="P11">7.In TrainTravellers.html will display the response as div blocks and added a button to the each div block book now the when the user clicked on BookNow button there will be function perform for the button that will take the bus_id and will send to busBook.html</text:p>
      <text:p text:style-name="P11"/>
      <text:p text:style-name="P11"/>
      <text:p text:style-name="P11"/>
      <text:p text:style-name="P11"><text:soft-page-break/>8.Busbook.html will send a request to busBook.php which will send a post as bud_id the user clicked then the the php page will return the data that the using select operation the data which are present with the Id </text:p>
      <text:p text:style-name="P11">and there will be input field the takes the input how many tickes he need to book</text:p>
      <text:p text:style-name="P11"/>
      <text:p text:style-name="P11">9.after giving the input the input will be taken as limit for the displaying the div blocks that will take the input details of that many users and finally will disaply the total money be the amount*no of users travelling input;</text:p>
      <text:p text:style-name="P6"/>
      <text:p text:style-name="P6"/>
      <text:p text:style-name="P6"/>
      <text:p text:style-name="P12">requirements :all requirements has been satisfied</text:p>
      <text:p text:style-name="P6"/>
      <text:p text:style-name="P6"/>
      <text:p text:style-name="P6"/>
      <text:p text:style-name="P6"/>
      <text:p text:style-name="P5">time required:1da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9T11:18:36.240198016</meta:creation-date>
    <dc:date>2023-07-20T15:31:39.082757654</dc:date>
    <meta:editing-duration>PT38M21S</meta:editing-duration>
    <meta:editing-cycles>5</meta:editing-cycles>
    <meta:generator>LibreOffice/6.4.7.2$Linux_X86_64 LibreOffice_project/40$Build-2</meta:generator>
    <meta:document-statistic meta:table-count="0" meta:image-count="0" meta:object-count="0" meta:page-count="3" meta:paragraph-count="22" meta:word-count="651" meta:character-count="3882" meta:non-whitespace-character-count="3246"/>
  </office:meta>
</office:document-meta>
</file>